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paragraph-properties fo:line-height="150%" fo:text-align="justify" style:justify-single-word="false"/>
    </style:style>
    <style:style style:name="P4" style:family="paragraph" style:parent-style-name="Standard" style:master-page-name="Standard">
      <style:paragraph-properties fo:text-align="justify" style:justify-single-word="false" style:page-number="auto"/>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language="de" fo:country="D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Nire auzoa</text:span></text:p>
      <text:p text:style-name="P2"/>
      <text:p text:style-name="P3"><text:span text:style-name="T1">Nire herriak La Unión du izena. Nire auzoa La Uniongo goiko aldean dago. Nire etxeak plaza zabal batera, parke batera eta haurrentzako lorategi batera ematen du. Nire etxetik gertu ikastetxe bat eta institutu bat daude. Horregatik, goizetan jende anitz eta trafiko handia daude. Baina, gehienetan, auzo lasaia da.</text:span></text:p>
      <text:p text:style-name="P3"><text:span text:style-name="T1">Nire auzoan, etxeak beheko solairukoak eta handiak dira. Nire etxea ere handi samarra da: lau logela, hiru komun, sukaldea eta egongela handia ditu. </text:span><text:span text:style-name="T3">Nire logelak hegoaldera ematen du eta balkoi txiki bat du. </text:span><text:span text:style-name="T1">Bertatik itsasoa herritik bana</text:span><text:bookmark text:name="Bookmark"/><text:span text:style-name="T1">tzen dituzten mendiak ikusten dira.</text:span></text:p>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meta:initial-creator>
    <meta:editing-cycles>13</meta:editing-cycles>
    <meta:creation-date>2023-11-18T10:26:00</meta:creation-date>
    <dc:date>2024-02-17T07:02:00.91</dc:date>
    <meta:editing-duration>PT1M21S</meta:editing-duration>
    <meta:generator>OpenOffice/4.1.10$Win32 OpenOffice.org_project/4110m2$Build-9807</meta:generator>
    <meta:document-statistic meta:table-count="0" meta:image-count="0" meta:object-count="0" meta:page-count="1" meta:paragraph-count="3" meta:word-count="91" meta:character-count="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